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José Alfonso Vega Muñoz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simple. Aplica bien algunos de los conceptos pero deseable ampliar funcionalidad.</text:p>
      <text:p text:style-name="Text_20_body">Arquitectura correcta, a mejorar organización de controladores y vistas. Los comentarios internos a métodos también son necesarios.</text:p>
      <text:h text:style-name="Heading_20_2" text:outline-level="2">Anotaciones</text:h>
      <text:p text:style-name="Text_20_body">RF:</text:p>
      <text:list xml:id="list6705716059879238611" text:style-name="L1">
        <text:list-item>
          <text:p text:style-name="P1">Acceso correcto, pendiente control autorización.</text:p>
        </text:list-item>
        <text:list-item>
          <text:p text:style-name="P1">Interacción simple. No se incluye validación.</text:p>
        </text:list-item>
      </text:list>
      <text:p text:style-name="Text_20_body"/>
      <text:p text:style-name="Text_20_body">RNF:</text:p>
      <text:list xml:id="list3481737881139922427" text:style-name="L3">
        <text:list-item>
          <text:p text:style-name="P2">Empleo de asociaciones simple.</text:p>
        </text:list-item>
        <text:list-item>
          <text:p text:style-name="P2">Empleo de HQL correctamente</text:p>
        </text:list-item>
        <text:list-item>
          <text:p text:style-name="P2">Configuración completa</text:p>
        </text:list-item>
        <text:list-item>
          <text:p text:style-name="P2">Bien definición de internacionalización, se ha colado alguna cadena.</text:p>
        </text:list-item>
        <text:list-item>
          <text:p text:style-name="P2">Control de errores mejorable.</text:p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8067847343484019841" text:style-name="L4">
        <text:list-item>
          <text:p text:style-name="P3">Mostrar error de autenticación en la propia página</text:p>
        </text:list-item>
        <text:list-item>
          <text:p text:style-name="P3">El menú con una tabla queda un poco pobre</text:p>
        </text:list-item>
      </text:list>
      <text:p text:style-name="Text_20_body"/>
      <text:p text:style-name="Text_20_body">Navegación / Usabilidad</text:p>
      <text:list xml:id="list4024655676371418264" text:style-name="L5">
        <text:list-item>
          <text:p text:style-name="P4">No enviar al login al cambiar de idioma</text:p>
        </text:list-item>
        <text:list-item>
          <text:p text:style-name="P4">Los filtrados quedan mejor sobre los listados en pantalla, no desde menú previo</text:p>
        </text:list-item>
      </text:list>
      <text:p text:style-name="Text_20_body"/>
      <text:p text:style-name="Text_20_body">RNF:</text:p>
      <text:list xml:id="list6776233298327720309" text:style-name="L6">
        <text:list-item>
          <text:p text:style-name="P5">BS con tiles</text:p>
        </text:list-item>
        <text:list-item>
          <text:p text:style-name="P5"><text:soft-page-break/>Control de autorización</text:p>
        </text:list-item>
        <text:list-item>
          <text:p text:style-name="P5">AJAX</text:p>
        </text:list-item>
      </text:list>
      <text:p text:style-name="Text_20_body"/>
      <text:p text:style-name="Text_20_body">Adecuación a RF propuestos:</text:p>
      <text:list xml:id="list1719756061037710904" text:style-name="L7">
        <text:list-item>
          <text:p text:style-name="P6">Gestión de padres separada de alumnos (un padre/madre puede tener varios alumno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9T16:49:11</dc:date>
    <dc:creator>Alejandro Jurado</dc:creator>
    <meta:editing-duration>PT3H21M44S</meta:editing-duration>
    <meta:editing-cycles>17</meta:editing-cycles>
    <meta:generator>OpenOffice/4.1.1$Unix OpenOffice.org_project/411m6$Build-9775</meta:generator>
    <meta:document-statistic meta:table-count="0" meta:image-count="0" meta:object-count="0" meta:page-count="2" meta:paragraph-count="31" meta:word-count="161" meta:character-count="1016"/>
  </office:meta>
</office:document-meta>
</file>